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ce5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ize en Bytes</text:p>
          </table:table-cell>
          <table:table-cell table:style-name="ce2" office:value-type="string" calcext:value-type="string">
            <text:p>t (local)</text:p>
          </table:table-cell>
          <table:table-cell table:style-name="ce2" office:value-type="string" calcext:value-type="string">
            <text:p>t (global)</text:p>
          </table:table-cell>
          <table:table-cell table:style-name="ce2" office:value-type="string" calcext:value-type="string">
            <text:p>t (dinámico)</text:p>
          </table:table-cell>
          <table:table-cell table:style-name="Default"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3]*8" office:value-type="float" office:value="524288" calcext:value-type="float">
            <text:p>524288</text:p>
          </table:table-cell>
          <table:table-cell office:value-type="float" office:value="0.000373142" calcext:value-type="float">
            <text:p>0.000373142</text:p>
          </table:table-cell>
          <table:table-cell office:value-type="float" office:value="0.000357897" calcext:value-type="float">
            <text:p>0.000357897</text:p>
          </table:table-cell>
          <table:table-cell office:value-type="float" office:value="0.000440918" calcext:value-type="float">
            <text:p>0.000440918</text:p>
          </table:table-cell>
          <table:table-cell table:style-name="Default"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4]*8" office:value-type="float" office:value="1048576" calcext:value-type="float">
            <text:p>1048576</text:p>
          </table:table-cell>
          <table:table-cell office:value-type="float" office:value="0.000799968" calcext:value-type="float">
            <text:p>0.000799968</text:p>
          </table:table-cell>
          <table:table-cell office:value-type="float" office:value="0.000921198" calcext:value-type="float">
            <text:p>0.000921198</text:p>
          </table:table-cell>
          <table:table-cell office:value-type="float" office:value="0.000528061" calcext:value-type="float">
            <text:p>0.000528061</text:p>
          </table:table-cell>
          <table:table-cell table:style-name="Default"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5]*8" office:value-type="float" office:value="2097152" calcext:value-type="float">
            <text:p>2097152</text:p>
          </table:table-cell>
          <table:table-cell office:value-type="float" office:value="0.001692884" calcext:value-type="float">
            <text:p>0.001692884</text:p>
          </table:table-cell>
          <table:table-cell office:value-type="float" office:value="0.001662182" calcext:value-type="float">
            <text:p>0.001662182</text:p>
          </table:table-cell>
          <table:table-cell office:value-type="float" office:value="0.001627147" calcext:value-type="float">
            <text:p>0.001627147</text:p>
          </table:table-cell>
          <table:table-cell table:style-name="Default"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6]*8" office:value-type="float" office:value="4194304" calcext:value-type="float">
            <text:p>4194304</text:p>
          </table:table-cell>
          <table:table-cell table:number-columns-repeated="2" office:value-type="float" office:value="0.003008925" calcext:value-type="float">
            <text:p>0.003008925</text:p>
          </table:table-cell>
          <table:table-cell office:value-type="float" office:value="0.003175278" calcext:value-type="float">
            <text:p>0.003175278</text:p>
          </table:table-cell>
          <table:table-cell table:style-name="Default"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7]*8" office:value-type="float" office:value="8388608" calcext:value-type="float">
            <text:p>8388608</text:p>
          </table:table-cell>
          <table:table-cell table:number-columns-repeated="2" office:value-type="float" office:value="0.005500936" calcext:value-type="float">
            <text:p>0.005500936</text:p>
          </table:table-cell>
          <table:table-cell office:value-type="float" office:value="0.005988946" calcext:value-type="float">
            <text:p>0.005988946</text:p>
          </table:table-cell>
          <table:table-cell table:style-name="Default"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8]*8" office:value-type="float" office:value="16777216" calcext:value-type="float">
            <text:p>16777216</text:p>
          </table:table-cell>
          <table:table-cell table:number-columns-repeated="2" office:value-type="float" office:value="0.011281459" calcext:value-type="float">
            <text:p>0.011281459</text:p>
          </table:table-cell>
          <table:table-cell office:value-type="float" office:value="0.011876675" calcext:value-type="float">
            <text:p>0.011876675</text:p>
          </table:table-cell>
          <table:table-cell table:style-name="Default"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9]*8" office:value-type="float" office:value="33554432" calcext:value-type="float">
            <text:p>33554432</text:p>
          </table:table-cell>
          <table:table-cell table:number-columns-repeated="2" office:value-type="float" office:value="0.022449666" calcext:value-type="float">
            <text:p>0.022449666</text:p>
          </table:table-cell>
          <table:table-cell office:value-type="float" office:value="0.023566153" calcext:value-type="float">
            <text:p>0.023566153</text:p>
          </table:table-cell>
          <table:table-cell table:style-name="Default"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10]*8" office:value-type="float" office:value="67108864" calcext:value-type="float">
            <text:p>67108864</text:p>
          </table:table-cell>
          <table:table-cell table:number-columns-repeated="2" office:value-type="float" office:value="0.04696272" calcext:value-type="float">
            <text:p>0.04696272</text:p>
          </table:table-cell>
          <table:table-cell office:value-type="float" office:value="0.043315765" calcext:value-type="float">
            <text:p>0.043315765</text:p>
          </table:table-cell>
          <table:table-cell table:style-name="Default"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1]*8" office:value-type="float" office:value="134217728" calcext:value-type="float">
            <text:p>134217728</text:p>
          </table:table-cell>
          <table:table-cell table:number-columns-repeated="2" office:value-type="float" office:value="0.089166323" calcext:value-type="float">
            <text:p>0.089166323</text:p>
          </table:table-cell>
          <table:table-cell office:value-type="float" office:value="0.088589395" calcext:value-type="float">
            <text:p>0.088589395</text:p>
          </table:table-cell>
          <table:table-cell table:style-name="Default"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12]*8" office:value-type="float" office:value="268435456" calcext:value-type="float">
            <text:p>268435456</text:p>
          </table:table-cell>
          <table:table-cell table:number-columns-repeated="2" office:value-type="float" office:value="0.189618154" calcext:value-type="float">
            <text:p>0.189618154</text:p>
          </table:table-cell>
          <table:table-cell office:value-type="float" office:value="0.174026541" calcext:value-type="float">
            <text:p>0.174026541</text:p>
          </table:table-cell>
          <table:table-cell table:style-name="Default"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13]*8" office:value-type="float" office:value="268435456" calcext:value-type="float">
            <text:p>268435456</text:p>
          </table:table-cell>
          <table:table-cell table:number-columns-repeated="2" office:value-type="float" office:value="0.176800994" calcext:value-type="float">
            <text:p>0.176800994</text:p>
          </table:table-cell>
          <table:table-cell office:value-type="float" office:value="0.348509721" calcext:value-type="float">
            <text:p>0.348509721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PC LOCAL</text:p>
          </table:table-cell>
          <table:covered-table-cell table:number-columns-repeated="4" table:style-name="ce5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ize en Bytes</text:p>
          </table:table-cell>
          <table:table-cell table:style-name="ce2" office:value-type="string" calcext:value-type="string">
            <text:p>t (local)</text:p>
          </table:table-cell>
          <table:table-cell table:style-name="ce2" office:value-type="string" calcext:value-type="string">
            <text:p>t (global)</text:p>
          </table:table-cell>
          <table:table-cell table:style-name="ce2" office:value-type="string" calcext:value-type="string">
            <text:p>t (dinámico)</text:p>
          </table:table-cell>
          <table:table-cell table:style-name="Default"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16]*8" office:value-type="float" office:value="524288" calcext:value-type="float">
            <text:p>524288</text:p>
          </table:table-cell>
          <table:table-cell office:value-type="float" office:value="0.000965626" calcext:value-type="float">
            <text:p>0.000965626</text:p>
          </table:table-cell>
          <table:table-cell office:value-type="float" office:value="0.00094333" calcext:value-type="float">
            <text:p>0.00094333</text:p>
          </table:table-cell>
          <table:table-cell office:value-type="float" office:value="0.000958978" calcext:value-type="float">
            <text:p>0.00095897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17]*8" office:value-type="float" office:value="1048576" calcext:value-type="float">
            <text:p>1048576</text:p>
          </table:table-cell>
          <table:table-cell office:value-type="float" office:value="0.000533388" calcext:value-type="float">
            <text:p>0.000533388</text:p>
          </table:table-cell>
          <table:table-cell office:value-type="float" office:value="0.000444901" calcext:value-type="float">
            <text:p>0.000444901</text:p>
          </table:table-cell>
          <table:table-cell office:value-type="float" office:value="0.000712079" calcext:value-type="float">
            <text:p>0.000712079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18]*8" office:value-type="float" office:value="2097152" calcext:value-type="float">
            <text:p>2097152</text:p>
          </table:table-cell>
          <table:table-cell office:value-type="float" office:value="0.000999822" calcext:value-type="float">
            <text:p>0.000999822</text:p>
          </table:table-cell>
          <table:table-cell office:value-type="float" office:value="0.001020807" calcext:value-type="float">
            <text:p>0.001020807</text:p>
          </table:table-cell>
          <table:table-cell office:value-type="float" office:value="0.00093145" calcext:value-type="float">
            <text:p>0.00093145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19]*8" office:value-type="float" office:value="4194304" calcext:value-type="float">
            <text:p>4194304</text:p>
          </table:table-cell>
          <table:table-cell office:value-type="float" office:value="0.0018551" calcext:value-type="float">
            <text:p>0.0018551</text:p>
          </table:table-cell>
          <table:table-cell office:value-type="float" office:value="0.002112401" calcext:value-type="float">
            <text:p>0.002112401</text:p>
          </table:table-cell>
          <table:table-cell office:value-type="float" office:value="0.002016859" calcext:value-type="float">
            <text:p>0.002016859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20]*8" office:value-type="float" office:value="8388608" calcext:value-type="float">
            <text:p>8388608</text:p>
          </table:table-cell>
          <table:table-cell office:value-type="float" office:value="0.004129341" calcext:value-type="float">
            <text:p>0.004129341</text:p>
          </table:table-cell>
          <table:table-cell office:value-type="float" office:value="0.004175946" calcext:value-type="float">
            <text:p>0.004175946</text:p>
          </table:table-cell>
          <table:table-cell office:value-type="float" office:value="0.003798096" calcext:value-type="float">
            <text:p>0.003798096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21]*8" office:value-type="float" office:value="16777216" calcext:value-type="float">
            <text:p>16777216</text:p>
          </table:table-cell>
          <table:table-cell office:value-type="float" office:value="0.008346298" calcext:value-type="float">
            <text:p>0.008346298</text:p>
          </table:table-cell>
          <table:table-cell office:value-type="float" office:value="0.007750005" calcext:value-type="float">
            <text:p>0.007750005</text:p>
          </table:table-cell>
          <table:table-cell office:value-type="float" office:value="0.007815713" calcext:value-type="float">
            <text:p>0.007815713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22]*8" office:value-type="float" office:value="33554432" calcext:value-type="float">
            <text:p>33554432</text:p>
          </table:table-cell>
          <table:table-cell office:value-type="float" office:value="0.01373855" calcext:value-type="float">
            <text:p>0.01373855</text:p>
          </table:table-cell>
          <table:table-cell office:value-type="float" office:value="0.015495002" calcext:value-type="float">
            <text:p>0.015495002</text:p>
          </table:table-cell>
          <table:table-cell office:value-type="float" office:value="0.014137834" calcext:value-type="float">
            <text:p>0.014137834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23]*8" office:value-type="float" office:value="67108864" calcext:value-type="float">
            <text:p>67108864</text:p>
          </table:table-cell>
          <table:table-cell office:value-type="float" office:value="0.027272093" calcext:value-type="float">
            <text:p>0.027272093</text:p>
          </table:table-cell>
          <table:table-cell office:value-type="float" office:value="0.02788758" calcext:value-type="float">
            <text:p>0.02788758</text:p>
          </table:table-cell>
          <table:table-cell office:value-type="float" office:value="0.027752619" calcext:value-type="float">
            <text:p>0.027752619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24]*8" office:value-type="float" office:value="134217728" calcext:value-type="float">
            <text:p>134217728</text:p>
          </table:table-cell>
          <table:table-cell office:value-type="float" office:value="0.054001583" calcext:value-type="float">
            <text:p>0.054001583</text:p>
          </table:table-cell>
          <table:table-cell office:value-type="float" office:value="0.055365194" calcext:value-type="float">
            <text:p>0.055365194</text:p>
          </table:table-cell>
          <table:table-cell office:value-type="float" office:value="0.054815492" calcext:value-type="float">
            <text:p>0.054815492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25]*8" office:value-type="float" office:value="268435456" calcext:value-type="float">
            <text:p>268435456</text:p>
          </table:table-cell>
          <table:table-cell office:value-type="float" office:value="0.109050151" calcext:value-type="float">
            <text:p>0.109050151</text:p>
          </table:table-cell>
          <table:table-cell office:value-type="float" office:value="0.113419097" calcext:value-type="float">
            <text:p>0.113419097</text:p>
          </table:table-cell>
          <table:table-cell office:value-type="float" office:value="0.109589479" calcext:value-type="float">
            <text:p>0.109589479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26]*8" office:value-type="float" office:value="268435456" calcext:value-type="float">
            <text:p>268435456</text:p>
          </table:table-cell>
          <table:table-cell office:value-type="float" office:value="0.107218017" calcext:value-type="float">
            <text:p>0.107218017</text:p>
          </table:table-cell>
          <table:table-cell office:value-type="float" office:value="0.11155371" calcext:value-type="float">
            <text:p>0.11155371</text:p>
          </table:table-cell>
          <table:table-cell office:value-type="float" office:value="0.222844184" calcext:value-type="float">
            <text:p>0.222844184</text:p>
          </table:table-cell>
          <table:table-cell table:number-columns-repeated="2"/>
        </table:table-row>
        <table:table-row table:style-name="ro1" table:number-rows-repeated="10"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19:44.684802485</meta:creation-date>
    <dc:date>2018-03-07T17:09:37.535130459</dc:date>
    <meta:editing-duration>PT8M40S</meta:editing-duration>
    <meta:editing-cycles>1</meta:editing-cycles>
    <meta:document-statistic meta:table-count="1" meta:cell-count="122" meta:object-count="0"/>
    <meta:generator>LibreOffice/5.1.6.2$Linux_X86_64 LibreOffice_project/10m0$Build-2</meta:generator>
  </office:meta>
</office:document-meta>
</file>